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60d" officeooo:paragraph-rsid="001c860d"/>
    </style:style>
    <style:style style:name="P2" style:family="paragraph" style:parent-style-name="Standard" style:list-style-name="L1">
      <style:text-properties officeooo:rsid="001c860d" officeooo:paragraph-rsid="001c860d"/>
    </style:style>
    <style:style style:name="T1" style:family="text">
      <style:text-properties officeooo:rsid="001e1d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Ideas:</text:p>
      <text:p text:style-name="P1"/>
      <text:list xml:id="list2947907442394479169" text:style-name="L1">
        <text:list-item>
          <text:p text:style-name="P2">Self-Driving Car -- <text:span text:style-name="T1">EXPLORE</text:span></text:p>
        </text:list-item>
        <text:list-item>
          <text:p text:style-name="P2">Picture/Video tagging -- <text:span text:style-name="T1">EXPLORE</text:span></text:p>
        </text:list-item>
        <text:list-item>
          <text:p text:style-name="P2">Sports training feedback/analysis</text:p>
          <text:list>
            <text:list-item>
              <text:p text:style-name="P2">Removing background noise.. focusing on the human</text:p>
              <text:list>
                <text:list-item>
                  <text:p text:style-name="P2">Borderline infeasible</text:p>
                </text:list-item>
                <text:list-item>
                  <text:p text:style-name="P2">2hr PGA -&gt; subclips of golfers taking shots -&gt; focus on swing, not background image</text:p>
                </text:list-item>
                <text:list-item>
                  <text:p text:style-name="P2">Time estimate: 2hr -&gt; 75 usable shots/30 minutes -&gt; Ask Greg how big of a project building that data set is..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0:03:46.889008013</meta:creation-date>
    <dc:date>2017-01-16T10:20:05.770178561</dc:date>
    <meta:editing-duration>PT6M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65" meta:character-count="376" meta:non-whitespace-character-count="326"/>
  </office:meta>
</office:document-meta>
</file>